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ource Serif VF" svg:font-family="'Source Serif VF', 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_3c_p_3e_">
      <style:text-properties style:font-name="Times New Roman" fo:font-size="12pt" style:font-size-asian="12pt" style:font-size-complex="12pt"/>
    </style:style>
    <style:style style:name="P2"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Source Serif VF" fo:font-size="11.25pt" fo:letter-spacing="normal" fo:font-style="normal" fo:font-weight="normal"/>
    </style:style>
    <style:style style:name="P3"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Heading_20_2">
      <style:text-properties style:font-name="Times New Roman" fo:font-size="15pt" style:font-size-asian="15pt" style:font-size-complex="15pt"/>
    </style:style>
    <style:style style:name="P5" style:family="paragraph" style:parent-style-name="_3c_p_3e_" style:list-style-name="L1"/>
    <style:style style:name="P6" style:family="paragraph" style:parent-style-name="_3c_p_3e_" style:list-style-name="L1">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Heading_20_1" style:master-page-name="MP0">
      <style:paragraph-properties style:page-number="auto" fo:break-before="page"/>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3" style:family="text">
      <style:text-properties style:font-name="Times New Roman" fo:font-size="12pt" style:font-size-asian="12pt" style:font-size-complex="12pt"/>
    </style:style>
    <style:style style:name="T4" style:family="text">
      <style:text-properties style:font-name="Times New Roman1" fo:font-size="12pt" style:font-name-asian="Times New Roman" style:font-size-asian="12pt" style:font-size-complex="12pt"/>
    </style:style>
    <style:style style:name="T5" style:family="text">
      <style:text-properties style:font-name="Times New Roman1" style:font-name-asian="Times New Roman"/>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Présentation</text:h>
      <text:p text:style-name="_3c_p_3e_"/>
      <text:h text:style-name="Heading_20_2" text:outline-level="2">Historique du projet</text:h>
      <text:p text:style-name="_3c_p_3e_"><text:span text:style-name="T1">Cette édition numérique de la correspondance d’Eugène Delacroix (1798-1863)</text:span><text:span text:style-name="T3"> fait suite à un premier projet d'édition initié en 2006 grâce à un financement de l'ANR. Une partie des lettres avait été publiée en 2011 sur le site : </text:span><text:a xlink:type="simple" xlink:href="http://www.correspondance-delacroix.fr/" text:style-name="Internet_20_link" text:visited-style-name="Visited_20_Internet_20_Link"><text:span text:style-name="T3">http://www.correspondance-delacroix.fr/</text:span></text:a></text:p>
      <text:p text:style-name="P1">Le projet réunissait alors le Centre André Chastel, le musée Delacroix et le musée du Louvre, ainsi que trois directeurs scientifiques : Arlette Sérullaz, conservateur général du patrimoine, Barthélémy Jobert, professeur à l’université Paris-Sorbonne (Paris-IV), Christophe Leribault, conservateur en chef du Musée du Louvre, directeur du Musée national Eugène Delacroix.</text:p>
      <text:h text:style-name="P4" text:outline-level="2">Un nouveau format d'édition</text:h>
      <text:p text:style-name="P2"><text:span text:style-name="T3">En 2017, un nouveau financement de Sorbonne Université a permis de reprendre ce projet en collaboration entre le </text:span><text:a xlink:type="simple" xlink:href="http://www.centrechastel.paris-sorbonne.fr/" text:style-name="Internet_20_link" text:visited-style-name="Visited_20_Internet_20_Link"><text:span text:style-name="T3">Centre André Chastel</text:span></text:a><text:span text:style-name="T3"> et le </text:span><text:a xlink:type="simple" xlink:href="https://obtic.sorbonne-universite.fr/" text:style-name="Internet_20_link" text:visited-style-name="Visited_20_Internet_20_Link"><text:span text:style-name="T3">Labex OBVIL</text:span></text:a><text:span text:style-name="T3"> (devenu ObTiC). Le but est d'offrir une édition complète des lettres selon des normes d'édition numérique plus pérennes et interopérables. Un encodage des lettres en XML-TEI a été effectué afin de permettre un balisage et ainsi une indexation des noms de personnes et d'</text:span><text:span text:style-name="T4">œ</text:span><text:span text:style-name="T3">uvres. Un schéma compatible avec celui du </text:span><text:a xlink:type="simple" xlink:href="https://obtic.sorbonne-universite.fr/developpement/interface-elicom/" text:style-name="Internet_20_link" text:visited-style-name="Visited_20_Internet_20_Link"><text:span text:style-name="T3">projet Elicom</text:span></text:a><text:span text:style-name="T3"> développé par l'ObTiC au sein de Sorbonne Université a donc été adopté. L'objectif étant de permettre des recherches et des analyses de plusieurs correspondances grâce à une plateforme dédiée. </text:span></text:p>
      <text:p text:style-name="P3">Ce projet d'édition numérique de la correspondance d'Eugène Delacroix est toujours en cours, mais il permet déjà d'accéder à une partie des lettres transcrites et annotées. Sur la page d'accueil, seront réunis par thématique des articles analysant la correspondance ainsi que des liens vers des lettres relatives au sujet de l'article. <text:s/></text:p>
      <text:p text:style-name="P3">Suivre ce lien pour voir les crédits et contacts : <text:a xlink:type="simple" xlink:href="https://delacroix.huma-num.fr/credits" text:style-name="Internet_20_link" text:visited-style-name="Visited_20_Internet_20_Link">https://delacroix.huma-num.fr/credits</text:a></text:p>
      <text:h text:style-name="Heading_20_2" text:outline-level="2"><text:span text:style-name="T5">É</text:span>ditions précédentes </text:h>
      <text:p text:style-name="_3c_p_3e_">Cette édition numérique entend mettre à jour et compléter les différentes publications des lettres de l'artiste qui se sont succédé depuis la fin du XIXe siècle, mais dont aucune n'offre une édition complète (nous n'avons pas mentionné dans la liste les articles ou publications éditant seulement quelques lettres). </text:p>
      <text:p text:style-name="_3c_p_3e_">BURTY Philippe (éd.), <text:span text:style-name="T8">Lettres de Eugène Delacroix</text:span>, Paris, A. Quantin, 1878</text:p>
      <text:p text:style-name="_3c_p_3e_">BURTY Philippe (éd.), <text:span text:style-name="T8">Lettres de Eugène Delacroix</text:span>, 2 vols., Paris, A. Quantin, 1880</text:p>
      <text:p text:style-name="_3c_p_3e_">JOUBIN André (éd.), <text:span text:style-name="T8">Correspondance générale de Eugène Delacroix</text:span>, Paris, 5 vol., 1936-1938</text:p>
      <text:p text:style-name="_3c_p_3e_">JOHNSON Lee (éd.), <text:span text:style-name="T8">Further Correspondence, 1817-1863</text:span>, Oxford, 1991</text:p>
      <text:p text:style-name="_3c_p_3e_"><text:soft-page-break/>JOHNSON Lee et HANNOOSH <text:span text:style-name="T6">Michèle (éd.), </text:span><text:span text:style-name="T7">Nouvelles lettres</text:span><text:span text:style-name="T6">, Bordeaux, William Blake </text:span><text:span text:style-name="T6">and co., 2000</text:span></text:p>
      <text:list xml:id="list891192447959854935" text:style-name="L1">
        <text:list-header>
          <text:p text:style-name="P5"><text:span text:style-name="Strong_20_Emphasis"><text:span text:style-name="T2"/></text:span></text:p>
          <text:p text:style-name="P6"/>
          <text:p text:style-name="P6"/>
        </text:list-header>
      </text:list>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ource Serif VF" svg:font-family="'Source Serif VF', 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4-06T15:51:08</dc:date>
    <meta:editing-cycles>17</meta:editing-cycles>
    <meta:editing-duration>PT1H39M39S</meta:editing-duration>
    <meta:document-statistic meta:table-count="0" meta:image-count="0" meta:object-count="0" meta:page-count="2" meta:paragraph-count="15" meta:word-count="373" meta:character-count="2538"/>
    <meta:template xlink:type="simple" xlink:actuate="onRequest" xlink:title="" xlink:href="Normal.dotm"/>
  </office:meta>
</office:document-meta>
</file>